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cefa" officeooo:paragraph-rsid="001ccefa"/>
    </style:style>
    <style:style style:name="P2" style:family="paragraph" style:parent-style-name="Standard">
      <style:text-properties fo:font-weight="normal" officeooo:rsid="001ccefa" officeooo:paragraph-rsid="001ccefa" style:font-weight-asian="normal" style:font-weight-complex="normal"/>
    </style:style>
    <style:style style:name="P3" style:family="paragraph" style:parent-style-name="Standard">
      <style:text-properties fo:font-weight="bold" officeooo:rsid="001ccefa" officeooo:paragraph-rsid="001ccefa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size="12pt" fo:font-weight="normal" officeooo:rsid="001ccefa" officeooo:paragraph-rsid="001ccefa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normal" officeooo:rsid="001ccefa" officeooo:paragraph-rsid="001ccef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assessment details</text:p>
      <text:p text:style-name="P1"/>
      <text:p text:style-name="P1">The deadline for submission of the project write up and laboratory book is noon <text:span text:style-name="T1">Friday 13th Aug 2021</text:span></text:p>
      <text:p text:style-name="P1"><text:span text:style-name="T1"/></text:p>
      <text:p text:style-name="P2">1. How well did they actually perform the work?</text:p>
      <text:p text:style-name="P2">Working long hours in the lab is not necessarily a good sign. Students must manage their workloads</text:p>
      <text:p text:style-name="P2">and work efficiently. <text:span text:style-name="T1">A student who arrives in the lab (or field) with a clear idea of what they are meant to be doing, gets on with it and then leaves is much more efficient (and productive) worker </text:span>than someone who spends long hours in the lab but achieves little. However, the nature of research is that things do not always go to plan. <text:span text:style-name="T1">If this happens do they persevere and overcome these difficulties.</text:span></text:p>
      <text:p text:style-name="P2"><text:span text:style-name="T1"/></text:p>
      <text:p text:style-name="P2">2. What was their intellectual input?</text:p>
      <text:p text:style-name="P2">Depending on the nature of the project, the student may be quite constrained in when they start</text:p>
      <text:p text:style-name="P2">their project. However, during semester 1 at they should develop increasing intellectual autonomy</text:p>
      <text:p text:style-name="P2">and <text:span text:style-name="T1">start to generate their own ideas and experimental plans</text:span>. <text:span text:style-name="T1">A good student will spot the</text:span></text:p>
      <text:p text:style-name="P2"><text:span text:style-name="T1">interesting/problematical result and act on it</text:span> – <text:span text:style-name="T1">whether bringing this up in a meeting, looking at the literature or adjusting experimental procedures.</text:span> Projects will also differ in their novelty and degree of difficulty - <text:span text:style-name="T1">how difficult was the project?</text:span> <text:span text:style-name="T1">The student should become increasingly independent as they acquire skills during the year.</text:span> They might still need close support when using new techniques at any time, but they should have well-developed core skills and the confidence to use them by the summer.</text:p>
      <text:p text:style-name="P2"/>
      <text:p text:style-name="P2">3. How did they interact with other members of the research environment?</text:p>
      <text:p text:style-name="P2">Some students may be working on their own whilst others may be joining a large research group.</text:p>
      <text:p text:style-name="P2">However, all students will be interacting with their supervisor.</text:p>
      <text:p text:style-name="P3">A good student will initiate meetings and arrive well prepared with a clear idea of what they want to achieve (e.g. a summary of recent results, any areas where they think they need guidance and a way forward)<text:span text:style-name="T2">. </text:span>Their lab/field notebook will be intelligible and help address areas of uncertainty<text:span text:style-name="T2">. Working with others is an important research skill. </text:span>Did they take responsibility for arranging field equipment and return it in a suitable condition? Were they good lab citizens? e.g. working tidily, helping others, taking the initiative if something needs doing.<text:span text:style-name="T2"> Please note that this does not mean that students are lab dog’s bodies but that they contributed to the general smooth running of the lab environment. </text:span>Were they following health and safety and waste disposal regulations?</text:p>
      <text:p text:style-name="P3"/>
      <text:p text:style-name="P3">Project assessment criteria:</text:p>
      <text:p text:style-name="P3">Abstract (10%)</text:p>
      <text:p text:style-name="P2">● Does the abstract capture the essence of the project accurately and succinctly?</text:p>
      <text:p text:style-name="P2">● Are the aim(s) of the project, the approach, the main findings and the main conclusion(s) described?</text:p>
      <text:p text:style-name="P2"/>
      <text:p text:style-name="P3">Introduction (10%)</text:p>
      <text:p text:style-name="P2">● Does the introduction provide the appropriate background to the project?</text:p>
      <text:p text:style-name="P2">● Are key papers cited and are these up to date?</text:p>
      <text:p text:style-name="P2">● Are the aims and objectives of the work undertaken clearly stated?</text:p>
      <text:p text:style-name="P2"/>
      <text:p text:style-name="P3">Methods (10%)</text:p>
      <text:p text:style-name="P2">● Have all of the methods used in the project been described?</text:p>
      <text:p text:style-name="P2">● Are the descriptions of the methods appropriate?</text:p>
      <text:p text:style-name="P2">● Has the methods section been written in a manner appropriate to a scientific paper?</text:p>
      <text:p text:style-name="P2"><text:soft-page-break/>● Are the methods accurate or have errors in methodology, units etc been made?</text:p>
      <text:p text:style-name="P2">● Have the appropriate references been cited?</text:p>
      <text:p text:style-name="P2">● Are the methods appropriate to investigate the chosen problem?</text:p>
      <text:p text:style-name="P2"/>
      <text:p text:style-name="P3">Results (30%)</text:p>
      <text:p text:style-name="P2">● Does the text contain a clear, accurate description of the results?</text:p>
      <text:p text:style-name="P2">● Is there a clear ‘flow’ to the results with paragraphs linking the key findings?</text:p>
      <text:p text:style-name="P2">● Are the results presented in the most appropriate manner? Results should be clear and concise without</text:p>
      <text:p text:style-name="P2">undue repetition.</text:p>
      <text:p text:style-name="P2">● Have the most important components of the results been identified and described?</text:p>
      <text:p text:style-name="P2">● Have appropriate statistical analyses been performed and reported correctly?</text:p>
      <text:p text:style-name="P2">● Have graphs and tables been drawn appropriately and carefully? Are the results presented clearly, to</text:p>
      <text:p text:style-name="P2">an appropriate level of precision?</text:p>
      <text:p text:style-name="P2">● Are the results relevant to the stated aims and objectives of the project?</text:p>
      <text:p text:style-name="P2"/>
      <text:p text:style-name="P3">Discussion (30%)</text:p>
      <text:p text:style-name="P5">● Does the discussion identify key findings without undue repetition of the results?</text:p>
      <text:p text:style-name="P5">● Is there a logical progression to the flow of ideas in the discussion?</text:p>
      <text:p text:style-name="P5">● If some sections of the project have not worked, are these identified and the reasons for this discussed?</text:p>
      <text:p text:style-name="P5">● Has the student critiqued whether the methods adequately addressed the problem and/or considered</text:p>
      <text:p text:style-name="P5">alternatives?</text:p>
      <text:p text:style-name="P5">● Have results been discussed with appropriate reference to the scientific literature?</text:p>
      <text:p text:style-name="P5">● Is interpretation of the results reasonable and not unduly speculative?</text:p>
      <text:p text:style-name="P5">● Is there a clear conclusion that links back to the aims identified in the Introduction?</text:p>
      <text:p text:style-name="P5">Presentation (10%)</text:p>
      <text:p text:style-name="P5">● Is the project well presented?</text:p>
      <text:p text:style-name="P4">o Are appropriate sections used correctly?</text:p>
      <text:p text:style-name="P4">o Does it look clear, neat and tidy?</text:p>
      <text:p text:style-name="P4">o Are references cited correctly and uniformly?</text:p>
      <text:p text:style-name="P4">o Are tables and graphs drawn properly?</text:p>
      <text:p text:style-name="P5">● Is the report written in clear, grammatical English?</text:p>
      <text:p text:style-name="P5">● Is the title appropriate and succinct?</text:p>
      <text:p text:style-name="P5">● Has external help been acknowledged?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7T10:51:22.528861149</meta:creation-date>
    <dc:date>2021-01-07T11:01:19.034825825</dc:date>
    <meta:editing-duration>PT9M57S</meta:editing-duration>
    <meta:editing-cycles>1</meta:editing-cycles>
    <meta:document-statistic meta:table-count="0" meta:image-count="0" meta:object-count="0" meta:page-count="2" meta:paragraph-count="57" meta:word-count="822" meta:character-count="4986" meta:non-whitespace-character-count="4220"/>
    <meta:generator>LibreOffice/6.4.6.2$Linux_X86_64 LibreOffice_project/40$Build-2</meta:generator>
  </office:meta>
</office:document-meta>
</file>